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 table:visibility="filter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table:number-columns-repeated="16380" table:style-name="ce1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45" table:style-name="ce1">
            <text:p>45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200" table:style-name="ce1">
            <text:p>1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office:value-type="float" office:value="110" table:style-name="ce1">
            <text:p>110</text:p>
          </table:table-cell>
          <table:table-cell table:number-columns-repeated="16379" table:style-name="ce1"/>
        </table:table-row>
        <table:table-row table:style-name="ro4" table:visibility="filter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table:number-columns-repeated="2" table:style-name="ce1"/>
          <table:table-cell office:value-type="string" table:style-name="ce1">
            <text:p>шт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office:value-type="float" office:value="70" table:style-name="ce1">
            <text:p>7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office:value-type="float" office:value="50" table:style-name="ce1">
            <text:p>5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90" table:style-name="ce1">
            <text:p>19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table:number-columns-repeated="16380" table:style-name="ce1"/>
        </table:table-row>
        <table:table-row table:style-name="ro5" table:visibility="filter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60" table:style-name="ce1">
            <text:p>6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120" table:style-name="ce1">
            <text:p>12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700" table:style-name="ce1">
            <text:p>700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3635" table:formula="of:=SUM([.E2:.E54])" table:style-name="ce20">
            <text:p>3635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10-28T08:21:09Z</dc:date>
    <meta:print-date>2025-07-12T11:57:59Z</meta:print-date>
    <meta:editing-cycles>189</meta:editing-cycles>
    <meta:editing-duration>PT378121S</meta:editing-duration>
  </office:meta>
</office:document-meta>
</file>